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Battery voltage</text:p>
          </table:table-cell>
          <table:table-cell office:value-type="float" office:value="12.5">
            <text:p>12.5</text:p>
          </table:table-cell>
          <table:table-cell office:value-type="string">
            <text:p>V</text:p>
          </table:table-cell>
          <table:table-cell office:value-type="string">
            <text:p>C</text:p>
          </table:table-cell>
          <table:table-cell table:style-name="ce1" office:value-type="float" office:value="0.0000001">
            <text:p>1.00E-007</text:p>
          </table:table-cell>
        </table:table-row>
        <table:table-row table:style-name="ro1">
          <table:table-cell office:value-type="string">
            <text:p>ADC Value</text:p>
          </table:table-cell>
          <table:table-cell office:value-type="float" office:value="594">
            <text:p>594</text:p>
          </table:table-cell>
          <table:table-cell/>
          <table:table-cell office:value-type="string">
            <text:p>R</text:p>
          </table:table-cell>
          <table:table-cell table:style-name="ce1" office:value-type="float" office:value="500000">
            <text:p>5.00E+005</text:p>
          </table:table-cell>
        </table:table-row>
        <table:table-row table:style-name="ro1">
          <table:table-cell office:value-type="string">
            <text:p>ADC voltage</text:p>
          </table:table-cell>
          <table:table-cell table:formula="of:=[.B2] * 5 /1024" office:value-type="float" office:value="2.900390625">
            <text:p>2.900390625</text:p>
          </table:table-cell>
          <table:table-cell office:value-type="string">
            <text:p>V</text:p>
          </table:table-cell>
          <table:table-cell office:value-type="string">
            <text:p>RC</text:p>
          </table:table-cell>
          <table:table-cell table:formula="of:=[.E2]*[.E1]" office:value-type="float" office:value="0.05">
            <text:p>0.05</text:p>
          </table:table-cell>
        </table:table-row>
        <table:table-row table:style-name="ro1">
          <table:table-cell office:value-type="string">
            <text:p>Reverse SF</text:p>
          </table:table-cell>
          <table:table-cell table:formula="of:=ROUND(([.B1]/[.B3]);2)" office:value-type="float" office:value="4.31">
            <text:p>4.31</text:p>
          </table:table-cell>
          <table:table-cell table:number-columns-repeated="2"/>
          <table:table-cell table:formula="of:=[.E3]*5" office:value-type="float" office:value="0.25">
            <text:p>0.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ttery voltage</text:p>
          </table:table-cell>
          <table:table-cell office:value-type="float" office:value="10.5">
            <text:p>10.5</text:p>
          </table:table-cell>
          <table:table-cell table:number-columns-repeated="3"/>
        </table:table-row>
        <table:table-row table:style-name="ro1">
          <table:table-cell office:value-type="string">
            <text:p>ADC Input volatge</text:p>
          </table:table-cell>
          <table:table-cell table:formula="of:=[.B6]/[.B4]" office:value-type="float" office:value="2.43619489559165">
            <text:p>2.4361948956</text:p>
          </table:table-cell>
          <table:table-cell table:number-columns-repeated="3"/>
        </table:table-row>
        <table:table-row table:style-name="ro1">
          <table:table-cell office:value-type="string">
            <text:p>ADC Value</text:p>
          </table:table-cell>
          <table:table-cell table:formula="of:=[.B7] * 1024 / 5" office:value-type="float" office:value="498.932714617169">
            <text:p>498.9327146172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3">03/07/2020</text:date>, <text:time>22:1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20-07-03T21:47:05.92</meta:creation-date>
    <dc:date>2020-07-03T22:11:55.14</dc:date>
    <dc:creator>Vignesh Sridharan</dc:creator>
    <meta:editing-duration>PT24M50S</meta:editing-duration>
    <meta:editing-cycles>2</meta:editing-cycles>
    <meta:generator>OpenOffice/4.1.5$Win32 OpenOffice.org_project/415m1$Build-9789</meta:generator>
    <meta:document-statistic meta:table-count="3" meta:cell-count="23" meta:object-count="0"/>
  </office:meta>
</office:document-meta>
</file>